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Locator.getKey( String pubId , String area , String path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.getLanguageVersion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.getDescendant( String relativ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Locator.DocumentLocator( String pubId , String area , String path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Locator.getParent( String defaul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Loc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Locator.getAreaVersion(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.getPublic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Locator.getChild( String st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Locator.getLocator( String pubId , String area , String path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Locator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Locator.getPathVersio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